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paragraph-properties fo:margin-left="0.4925in" fo:margin-right="0in" fo:text-indent="0in" style:auto-text-indent="false"/>
      <style:text-properties officeooo:paragraph-rsid="002baa3e"/>
    </style:style>
    <style:style style:name="P4" style:family="paragraph" style:parent-style-name="Text_20_body">
      <style:paragraph-properties fo:margin-left="0.4925in" fo:margin-right="0in" fo:text-indent="0in" style:auto-text-indent="false"/>
      <style:text-properties officeooo:paragraph-rsid="004b44aa"/>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text-properties officeooo:paragraph-rsid="004b44aa"/>
    </style:style>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1">
      <style:paragraph-properties fo:margin-top="0in" fo:margin-bottom="0in" loext:contextual-spacing="false"/>
    </style:style>
    <style:style style:name="P70" style:family="paragraph" style:parent-style-name="Text_20_body" style:list-style-name="L2">
      <style:paragraph-properties fo:margin-top="0in" fo:margin-bottom="0in" loext:contextual-spacing="false"/>
    </style:style>
    <style:style style:name="P71" style:family="paragraph" style:parent-style-name="Text_20_body" style:list-style-name="L7">
      <style:paragraph-properties fo:margin-top="0in" fo:margin-bottom="0in" loext:contextual-spacing="false"/>
    </style:style>
    <style:style style:name="P72" style:family="paragraph" style:parent-style-name="Text_20_body" style:list-style-name="L12">
      <style:paragraph-properties fo:margin-top="0in" fo:margin-bottom="0in" loext:contextual-spacing="false"/>
    </style:style>
    <style:style style:name="P73" style:family="paragraph" style:parent-style-name="Text_20_body" style:list-style-name="L13">
      <style:paragraph-properties fo:margin-top="0in" fo:margin-bottom="0in" loext:contextual-spacing="false"/>
    </style:style>
    <style:style style:name="P74" style:family="paragraph" style:parent-style-name="Text_20_body" style:list-style-name="L14">
      <style:paragraph-properties fo:margin-top="0in" fo:margin-bottom="0in" loext:contextual-spacing="false"/>
    </style:style>
    <style:style style:name="P75" style:family="paragraph" style:parent-style-name="Text_20_body" style:list-style-name="L15">
      <style:paragraph-properties fo:margin-top="0in" fo:margin-bottom="0in" loext:contextual-spacing="false"/>
    </style:style>
    <style:style style:name="P76" style:family="paragraph" style:parent-style-name="Text_20_body" style:list-style-name="L20">
      <style:paragraph-properties fo:margin-top="0in" fo:margin-bottom="0in" loext:contextual-spacing="false"/>
    </style:style>
    <style:style style:name="P77" style:family="paragraph" style:parent-style-name="Text_20_body" style:list-style-name="L22">
      <style:paragraph-properties fo:margin-top="0in" fo:margin-bottom="0in" loext:contextual-spacing="false"/>
    </style:style>
    <style:style style:name="P78" style:family="paragraph" style:parent-style-name="Text_20_body" style:list-style-name="L23">
      <style:paragraph-properties fo:margin-top="0in" fo:margin-bottom="0in" loext:contextual-spacing="false"/>
    </style:style>
    <style:style style:name="P79" style:family="paragraph" style:parent-style-name="Text_20_body" style:list-style-name="L31">
      <style:paragraph-properties fo:margin-top="0in" fo:margin-bottom="0in" loext:contextual-spacing="false"/>
    </style:style>
    <style:style style:name="P80" style:family="paragraph" style:parent-style-name="Text_20_body" style:list-style-name="L32">
      <style:paragraph-properties fo:margin-top="0in" fo:margin-bottom="0in" loext:contextual-spacing="false"/>
    </style:style>
    <style:style style:name="P81" style:family="paragraph" style:parent-style-name="Text_20_body" style:list-style-name="L33">
      <style:paragraph-properties fo:margin-top="0in" fo:margin-bottom="0in" loext:contextual-spacing="false"/>
    </style:style>
    <style:style style:name="P82" style:family="paragraph" style:parent-style-name="Text_20_body" style:list-style-name="L34">
      <style:paragraph-properties fo:margin-top="0in" fo:margin-bottom="0in" loext:contextual-spacing="false"/>
    </style:style>
    <style:style style:name="P83" style:family="paragraph" style:parent-style-name="Text_20_body" style:list-style-name="L35">
      <style:paragraph-properties fo:margin-top="0in" fo:margin-bottom="0in" loext:contextual-spacing="false"/>
    </style:style>
    <style:style style:name="P84" style:family="paragraph" style:parent-style-name="Text_20_body" style:list-style-name="L42">
      <style:paragraph-properties fo:margin-top="0in" fo:margin-bottom="0in" loext:contextual-spacing="false"/>
    </style:style>
    <style:style style:name="P85" style:family="paragraph" style:parent-style-name="Text_20_body" style:list-style-name="L43">
      <style:paragraph-properties fo:margin-top="0in" fo:margin-bottom="0in" loext:contextual-spacing="false"/>
    </style:style>
    <style:style style:name="P86" style:family="paragraph" style:parent-style-name="Text_20_body" style:list-style-name="L54">
      <style:paragraph-properties fo:margin-top="0in" fo:margin-bottom="0in" loext:contextual-spacing="false"/>
    </style:style>
    <style:style style:name="P87" style:family="paragraph" style:parent-style-name="Text_20_body" style:list-style-name="L55">
      <style:paragraph-properties fo:margin-top="0in" fo:margin-bottom="0in" loext:contextual-spacing="false"/>
    </style:style>
    <style:style style:name="P88" style:family="paragraph" style:parent-style-name="Text_20_body" style:list-style-name="L56">
      <style:paragraph-properties fo:margin-top="0in" fo:margin-bottom="0in" loext:contextual-spacing="false"/>
    </style:style>
    <style:style style:name="P89" style:family="paragraph" style:parent-style-name="Text_20_body" style:list-style-name="L57">
      <style:paragraph-properties fo:margin-top="0in" fo:margin-bottom="0in" loext:contextual-spacing="false"/>
    </style:style>
    <style:style style:name="P90" style:family="paragraph" style:parent-style-name="Text_20_body" style:list-style-name="L58">
      <style:paragraph-properties fo:margin-top="0in" fo:margin-bottom="0in" loext:contextual-spacing="false"/>
    </style:style>
    <style:style style:name="P91" style:family="paragraph" style:parent-style-name="Text_20_body" style:list-style-name="L59">
      <style:paragraph-properties fo:margin-top="0in" fo:margin-bottom="0in" loext:contextual-spacing="false"/>
    </style:style>
    <style:style style:name="P92" style:family="paragraph" style:parent-style-name="Text_20_body" style:list-style-name="L60">
      <style:paragraph-properties fo:margin-top="0in" fo:margin-bottom="0in" loext:contextual-spacing="false"/>
    </style:style>
    <style:style style:name="P93" style:family="paragraph" style:parent-style-name="Text_20_body" style:list-style-name="L61">
      <style:paragraph-properties fo:margin-top="0in" fo:margin-bottom="0in" loext:contextual-spacing="false"/>
    </style:style>
    <style:style style:name="P94" style:family="paragraph" style:parent-style-name="Text_20_body" style:list-style-name="L62">
      <style:paragraph-properties fo:margin-top="0in" fo:margin-bottom="0in" loext:contextual-spacing="false"/>
    </style:style>
    <style:style style:name="P95" style:family="paragraph" style:parent-style-name="Text_20_body" style:list-style-name="L63">
      <style:paragraph-properties fo:margin-top="0in" fo:margin-bottom="0in" loext:contextual-spacing="false"/>
    </style:style>
    <style:style style:name="P96" style:family="paragraph" style:parent-style-name="Text_20_body" style:list-style-name="L64">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otstrap and JQuery: Objectives and Outcomes</text:h>
      <text:p text:style-name="Text_20_body">In this lesson we examine the use of Bootstrap, JQuery and JavaScript together to control Bootstrap JS components. Many of the Bootstrap's JS components provide JavaScript methods and events to control the behavior. At the end of this lesson, you will be able to:</text:p>
      <text:list xml:id="list2892276181" text:style-name="L1">
        <text:list-item>
          <text:p text:style-name="P69">Understand how to use JQuery and JavaScript and Bootstrap's JS component methods to control the behavior of the components.</text:p>
        </text:list-item>
        <text:list-item>
          <text:p text:style-name="P5">Write JavaScript code taking advantage of the Bootstrap's JS component methods and JQuery methods for controlling Bootstrap JS components</text:p>
        </text:list-item>
      </text:list>
      <text:h text:style-name="Heading_20_1" text:outline-level="1">Exercise (Instructions): Bootstrap and JQuery</text:h>
      <text:h text:style-name="Heading_20_3" text:outline-level="3">Objectives and Outcomes</text:h>
      <text:p text:style-name="Text_20_body">In this exercise we learn about using Bootstrap's JS component methods together with JQuery and JavaScript to write JavaScript code to control the JS component. We will use the Carousel as an example of a component that can be controlled. At the end of this exercise you will be able to:</text:p>
      <text:list xml:id="list1473600754" text:style-name="L2">
        <text:list-item>
          <text:p text:style-name="P70">Use Bootstrap's JS component methods together with JQuery and Javascript</text:p>
        </text:list-item>
        <text:list-item>
          <text:p text:style-name="P6">Use JS code to control the Bootstrap JS component</text:p>
        </text:list-item>
      </text:list>
      <text:h text:style-name="Heading_20_3" text:outline-level="3">Adding the Carousel Control Buttons</text:h>
      <text:list xml:id="list1658715641" text:style-name="L3">
        <text:list-item>
          <text:p text:style-name="P7">We will introduce two new buttons into the carousel component that we already included in the index.html page. To add the two buttons to the carousel, add the following code to the end of the carousel:</text:p>
        </text:list-item>
      </text:list>
      <text:p text:style-name="P2"><text:s text:c="16"/>&lt;div class="btn-group" id="carouselButton"&gt;</text:p>
      <text:p text:style-name="P2"><text:s text:c="20"/>&lt;button class="btn btn-danger btn-sm" id="carousel-pause"&gt;</text:p>
      <text:p text:style-name="P2"><text:s text:c="16"/><text:tab/> <text:s text:c="3"/>&lt;span class="fa fa-pause"&gt;&lt;/span&gt;</text:p>
      <text:p text:style-name="P2"><text:s text:c="20"/>&lt;/button&gt;</text:p>
      <text:p text:style-name="P2"><text:s text:c="20"/>&lt;button class="btn btn-danger btn-sm" id="carousel-play"&gt;</text:p>
      <text:p text:style-name="P2"><text:s text:c="16"/><text:tab/> <text:s text:c="3"/>&lt;span class="fa fa-play"&gt;&lt;/span&gt;</text:p>
      <text:p text:style-name="P2"><text:s text:c="20"/>&lt;/button&gt;</text:p>
      <text:p text:style-name="P2"><text:s text:c="16"/>&lt;/div&gt;</text:p>
      <text:p text:style-name="Text_20_body">We are adding the two buttons inside a button group with the ID carouselButtons. The two buttons contain the pause and play glyphicons to indicate their corresponding actions.</text:p>
      <text:h text:style-name="Heading_20_3" text:outline-level="3"><text:soft-page-break/>Adding CSS Class for the Buttons</text:h>
      <text:list xml:id="list2893324745" text:style-name="L4">
        <text:list-item>
          <text:p text:style-name="P8">Next, we add the following CSS class to styles.css file to position the buttons at the bottom-right corner of the carousel:</text:p>
        </text:list-item>
      </text:list>
      <text:p text:style-name="P2">#carouselButton {</text:p>
      <text:p text:style-name="P2"><text:s text:c="4"/>right:0px;</text:p>
      <text:p text:style-name="P2"><text:s text:c="4"/>position: absolute;</text:p>
      <text:p text:style-name="P2"><text:s text:c="4"/>bottom: 0px;</text:p>
      <text:p text:style-name="P2"><text:s text:c="4"/>z-index: 1;</text:p>
      <text:p text:style-name="P2">}</text:p>
      <text:h text:style-name="Heading_20_3" text:outline-level="3">Adding JavaScript Code</text:h>
      <text:list xml:id="list2834539797" text:style-name="L5">
        <text:list-item>
          <text:p text:style-name="P9">Finally we add the following JavaScript code to activate the buttons:</text:p>
        </text:list-item>
      </text:list>
      <text:p text:style-name="P2"><text:s text:c="4"/>&lt;script&gt;</text:p>
      <text:p text:style-name="P2"><text:s text:c="8"/>$(document).ready(function(){</text:p>
      <text:p text:style-name="P2"><text:s text:c="12"/>$("#mycarousel").carousel( { interval: 2000 } );</text:p>
      <text:p text:style-name="P2"><text:s text:c="12"/>$("#carousel-pause").click(function(){</text:p>
      <text:p text:style-name="P2"><text:s text:c="16"/>$("#mycarousel").carousel('pause');</text:p>
      <text:p text:style-name="P2"><text:s text:c="12"/>});</text:p>
      <text:p text:style-name="P2"><text:s text:c="12"/>$("#carousel-play").click(function(){</text:p>
      <text:p text:style-name="P2"><text:s text:c="16"/>$("#mycarousel").carousel('cycle');</text:p>
      <text:p text:style-name="P2"><text:s text:c="12"/>});</text:p>
      <text:p text:style-name="P2"><text:s text:c="8"/>});</text:p>
      <text:p text:style-name="P2"><text:s text:c="4"/>&lt;/script&gt;</text:p>
      <text:list xml:id="list1143350370" text:style-name="L6">
        <text:list-item>
          <text:p text:style-name="P10">Do a Git commit with the message "Bootstrap JQuery"</text:p>
        </text:list-item>
      </text:list>
      <text:h text:style-name="Heading_20_3" text:outline-level="3">Conclusions</text:h>
      <text:p text:style-name="Text_20_body">In this exercise we learnt about Bootstrap's JS component methods and how they can be used together with JQuery and JavaScript to control the behavior of a Bootstrap JS component.</text:p>
      <text:h text:style-name="Heading_20_1" text:outline-level="1"><text:soft-page-break/>Exercise (Instructions): More Bootstrap and JQuery</text:h>
      <text:h text:style-name="Heading_20_3" text:outline-level="3">Objectives and Outcomes</text:h>
      <text:p text:style-name="Text_20_body">In this exercise we extend the previous exercise of controlling the carousel by using more JQuery and JavaScript to write JavaScript code to control the JS component. At the end of this exercise you will be able to:</text:p>
      <text:list xml:id="list4134912770" text:style-name="L7">
        <text:list-item>
          <text:p text:style-name="P71">Use Bootstrap's JS component methods together with JQuery and Javascript</text:p>
        </text:list-item>
        <text:list-item>
          <text:p text:style-name="P11">Use JS code to control the Bootstrap JS component</text:p>
        </text:list-item>
      </text:list>
      <text:h text:style-name="Heading_20_3" text:outline-level="3">Modifying the Carousel Control Buttons</text:h>
      <text:list xml:id="list1395494997" text:style-name="L8">
        <text:list-item>
          <text:p text:style-name="P12">We will modify the carousel control buttons in the carousel component that we already included in the index.html page. Instead of two buttons, we will use a single button that will indicate if the carousel is currently cycling or paused. Furthermore we can use the button to toggle the carousel cycling behavior:</text:p>
        </text:list-item>
      </text:list>
      <text:p text:style-name="P2"><text:s text:c="20"/>&lt;button class="btn btn-danger btn-sm" id="carouselButton"&gt;</text:p>
      <text:p text:style-name="P2"><text:s text:c="24"/>&lt;span id="carousel-button-icon" class="fa fa-pause"&gt;&lt;/span&gt;</text:p>
      <text:p text:style-name="P2"><text:s text:c="20"/>&lt;/button&gt;</text:p>
      <text:p text:style-name="Text_20_body">We are adding a single button inside a button group with the ID carouselButton. The buttons will show either as a pause or play button based on the current behavior of the carousel.</text:p>
      <text:h text:style-name="Heading_20_3" text:outline-level="3">Modifying JavaScript Code</text:h>
      <text:list xml:id="list588020081" text:style-name="L9">
        <text:list-item>
          <text:p text:style-name="P13">Finally we modify the JavaScript code to control the behavior of the carousel and also show the appropriate button:</text:p>
        </text:list-item>
      </text:list>
      <text:p text:style-name="P2"><text:s text:c="12"/>$("#carouselButton").click(function(){</text:p>
      <text:p text:style-name="P2"><text:s text:c="16"/>if ($("#carouselButton").children("span").hasClass('fa-pause')) {</text:p>
      <text:p text:style-name="P2"><text:s text:c="20"/>$("#mycarousel").carousel('pause');</text:p>
      <text:p text:style-name="P2"><text:s text:c="20"/>$("#carouselButton").children("span").removeClass('fa-pause');</text:p>
      <text:p text:style-name="P2"><text:s text:c="20"/>$("#carouselButton").children("span").addClass('fa-play');</text:p>
      <text:p text:style-name="P2"><text:s text:c="16"/>}</text:p>
      <text:p text:style-name="P2"><text:s text:c="16"/>else if ($("#carouselButton").children("span").hasClass('fa-play')){</text:p>
      <text:p text:style-name="P2"><text:s text:c="20"/>$("#mycarousel").carousel('cycle');</text:p>
      <text:p text:style-name="P2"><text:s text:c="20"/>$("#carouselButton").children("span").removeClass('fa-play');</text:p>
      <text:p text:style-name="P2"><text:s text:c="20"/>$("#carouselButton").children("span").addClass('fa-pause'); <text:s text:c="19"/></text:p>
      <text:p text:style-name="P2"><text:soft-page-break/><text:s text:c="16"/>}</text:p>
      <text:p text:style-name="P2"><text:s text:c="12"/>});</text:p>
      <text:list xml:id="list1310703231" text:style-name="L10">
        <text:list-item>
          <text:p text:style-name="P14">Do a Git commit with the message "More Bootstrap JQuery".</text:p>
        </text:list-item>
      </text:list>
      <text:h text:style-name="Heading_20_3" text:outline-level="3">Conclusions</text:h>
      <text:p text:style-name="Text_20_body">In this exercise we learnt more about Bootstrap's JS component methods and how they can be used together with JQuery and JavaScript to control the behavior of a Bootstrap JS component.</text:p>
      <text:h text:style-name="Heading_20_1" text:outline-level="1">Bootstrap and JQuery: Additional Resources</text:h>
      <text:h text:style-name="Heading_20_3" text:outline-level="3">PDFs of Presentations</text:h>
      <text:p text:style-name="Text_20_body">1-Bootstrap-JQuery.pdfPDF File</text:p>
      <text:h text:style-name="Heading_20_3" text:outline-level="3">Bootstrap Resources</text:h>
      <text:list xml:id="list893013108" text:style-name="L11">
        <text:list-item>
          <text:p text:style-name="P15"><text:a xlink:type="simple" xlink:href="http://getbootstrap.com/docs/4.0/components/carousel/#methods" office:target-frame-name="_blank" xlink:show="new" text:style-name="Internet_20_link" text:visited-style-name="Visited_20_Internet_20_Link">Bootstrap Carousel Methods</text:a></text:p>
        </text:list-item>
      </text:list>
      <text:h text:style-name="Heading_20_3" text:outline-level="3">JQuery</text:h>
      <text:list xml:id="list80014384" text:style-name="L12">
        <text:list-item>
          <text:p text:style-name="P72"><text:a xlink:type="simple" xlink:href="http://jquery.com/" office:target-frame-name="_blank" xlink:show="new" text:style-name="Internet_20_link" text:visited-style-name="Visited_20_Internet_20_Link">JQuery</text:a></text:p>
        </text:list-item>
        <text:list-item>
          <text:p text:style-name="P16"><text:a xlink:type="simple" xlink:href="http://www.w3schools.com/jquery/default.asp" office:target-frame-name="_blank" xlink:show="new" text:style-name="Internet_20_link" text:visited-style-name="Visited_20_Internet_20_Link">W3Schools JQuery</text:a></text:p>
        </text:list-item>
      </text:list>
      <text:h text:style-name="Heading_20_1" text:outline-level="1">CSS Preprocessors: Objectives and Outcomes</text:h>
      <text:p text:style-name="Text_20_body">In this lesson we explore CSS preprocessors, Less and Sass. We learn the salient features of both the processors and see how we can generate CSS from the Less and Sass code. At the end of this lesson, you will be able to:</text:p>
      <text:list xml:id="list2632471222" text:style-name="L13">
        <text:list-item>
          <text:p text:style-name="P73">Write Less and Sass code to define your CSS classes</text:p>
        </text:list-item>
        <text:list-item>
          <text:p text:style-name="P17">Compile the Less and Sass code into the corresponding CSS classes</text:p>
        </text:list-item>
      </text:list>
      <text:h text:style-name="Heading_20_1" text:outline-level="1">Exercise (Instructions): Less</text:h>
      <text:h text:style-name="Heading_20_3" text:outline-level="3">Objectives and Outcomes</text:h>
      <text:p text:style-name="Text_20_body">In this exercise you will learn to write Less code and then automatically transform it into the corresponding CSS code. At the end of this exercise you will be able to:</text:p>
      <text:list xml:id="list2200860895" text:style-name="L14">
        <text:list-item>
          <text:p text:style-name="P74">Write Less code using many of the features of Less</text:p>
        </text:list-item>
        <text:list-item>
          <text:p text:style-name="P18">Automatically convert the Less code into CSS</text:p>
        </text:list-item>
      </text:list>
      <text:h text:style-name="Heading_20_3" text:outline-level="3"><text:soft-page-break/>Adding Less Variables</text:h>
      <text:list xml:id="list2192325801" text:style-name="L15">
        <text:list-item>
          <text:p text:style-name="P75">Open the <text:span text:style-name="Emphasis">conFusion</text:span> project in a text editor of your choice. In the css folder, create a file named <text:span text:style-name="Emphasis">styles.less</text:span>. We will add the Less code into this file.</text:p>
        </text:list-item>
        <text:list-item>
          <text:p text:style-name="P19">Add the following Less variables into the file:</text:p>
        </text:list-item>
      </text:list>
      <text:p text:style-name="P2">@lt-gray: #ddd;</text:p>
      <text:p text:style-name="P2">@background-dark: #512DA8;</text:p>
      <text:p text:style-name="P2">@background-light: #9575CD;</text:p>
      <text:p text:style-name="P2">@background-pale: #D1C4E9;</text:p>
      <text:p text:style-name="P2">// Height variables</text:p>
      <text:p text:style-name="P2">@carousel-item-height: 300px;</text:p>
      <text:p text:style-name="Text_20_body">We have just added a few color and a height variable. We will make use of these variables while defining the classes.</text:p>
      <text:h text:style-name="Heading_20_3" text:outline-level="3">Less Mixins</text:h>
      <text:list xml:id="list2031772534" text:style-name="L16">
        <text:list-item>
          <text:p text:style-name="P20">Next we add a mixin into the file as follows:</text:p>
        </text:list-item>
      </text:list>
      <text:p text:style-name="P3">.zero-margin (@pad-up-dn: 0px, @pad-left-right: 0px) {</text:p>
      <text:p text:style-name="P3"><text:tab/>margin:0px auto;</text:p>
      <text:p text:style-name="P3"><text:tab/>padding: @pad-up-dn @pad-left-right;</text:p>
      <text:p text:style-name="P3">}</text:p>
      <text:p text:style-name="Text_20_body">We will make use of this to define several row classes next.</text:p>
      <text:list xml:id="list2489157465" text:style-name="L17">
        <text:list-item>
          <text:p text:style-name="P21">Using the variables and Mixin class that we defined earlier, add the following row classes to the file:</text:p>
        </text:list-item>
      </text:list>
      <text:p text:style-name="P2">.row-header{</text:p>
      <text:p text:style-name="P2"><text:s text:c="4"/>.zero-margin();</text:p>
      <text:p text:style-name="P2">}</text:p>
      <text:p text:style-name="P2"/>
      <text:p text:style-name="P2">.row-content {</text:p>
      <text:p text:style-name="P2"><text:s text:c="4"/>.zero-margin(50px,0px);</text:p>
      <text:p text:style-name="P2"><text:s text:c="4"/>border-bottom: 1px ridge;</text:p>
      <text:p text:style-name="P2"><text:s text:c="4"/>min-height:400px;</text:p>
      <text:p text:style-name="P2">}</text:p>
      <text:p text:style-name="P2"/>
      <text:p text:style-name="P2"><text:soft-page-break/>.footer{</text:p>
      <text:p text:style-name="P2"><text:s text:c="4"/>background-color: @background-pale;</text:p>
      <text:p text:style-name="P2"><text:s text:c="4"/>.zero-margin(20px, 0px);</text:p>
      <text:p text:style-name="P2">}</text:p>
      <text:p text:style-name="P2"/>
      <text:p text:style-name="P2">.jumbotron {</text:p>
      <text:p text:style-name="P2"><text:s text:c="4"/>.zero-margin(70px,30px);</text:p>
      <text:p text:style-name="P2"><text:s text:c="4"/>background: @background-light ;</text:p>
      <text:p text:style-name="P2"><text:s text:c="4"/>color:floralwhite;</text:p>
      <text:p text:style-name="P2">}</text:p>
      <text:p text:style-name="P2"/>
      <text:p text:style-name="P2">address{</text:p>
      <text:p text:style-name="P2"><text:s text:c="4"/>font-size:80%;</text:p>
      <text:p text:style-name="P2"><text:s text:c="4"/>margin:0px;</text:p>
      <text:p text:style-name="P2"><text:s text:c="4"/>color:#0f0f0f;</text:p>
      <text:p text:style-name="P2">}</text:p>
      <text:p text:style-name="P2"/>
      <text:p text:style-name="P2">body{</text:p>
      <text:p text:style-name="P2"><text:s text:c="4"/>padding:50px 0px 0px 0px;</text:p>
      <text:p text:style-name="P2"><text:s text:c="4"/>z-index:0;</text:p>
      <text:p text:style-name="P2">}</text:p>
      <text:p text:style-name="P2"/>
      <text:p text:style-name="P2">.navbar-dark {</text:p>
      <text:p text:style-name="P2"><text:s text:c="5"/>background-color: @background-dark;</text:p>
      <text:p text:style-name="P2">}</text:p>
      <text:p text:style-name="P2"/>
      <text:p text:style-name="P2">.tab-content {</text:p>
      <text:p text:style-name="P2"><text:s text:c="4"/>border-left: 1px solid @lt-gray;</text:p>
      <text:p text:style-name="P2"><text:s text:c="4"/>border-right: 1px solid @lt-gray;</text:p>
      <text:p text:style-name="P2"><text:s text:c="4"/>border-bottom: 1px solid @lt-gray;</text:p>
      <text:p text:style-name="P2"><text:soft-page-break/><text:s text:c="4"/>padding: 10px;</text:p>
      <text:p text:style-name="P2">}</text:p>
      <text:p text:style-name="Text_20_body">Note the use of the variables and the mixin with various parameters in defining the classes.</text:p>
      <text:h text:style-name="Heading_20_3" text:outline-level="3">Nesting Selectors</text:h>
      <text:list xml:id="list2302584909" text:style-name="L18">
        <text:list-item>
          <text:p text:style-name="P22">Next we add a carousel class to illustrate the use of nesting of classes in Less, as follows:</text:p>
        </text:list-item>
      </text:list>
      <text:p text:style-name="P2">.carousel {</text:p>
      <text:p text:style-name="P2"><text:s text:c="4"/>background:@background-dark;</text:p>
      <text:p text:style-name="P2"/>
      <text:p text:style-name="P2"><text:s text:c="4"/>.carousel-item {</text:p>
      <text:p text:style-name="P2"><text:s text:c="8"/>height: @carousel-item-height;</text:p>
      <text:p text:style-name="P2"><text:s text:c="8"/>img {</text:p>
      <text:p text:style-name="P2"><text:s text:c="12"/>position: absolute;</text:p>
      <text:p text:style-name="P2"><text:s text:c="12"/>top: 0;</text:p>
      <text:p text:style-name="P2"><text:s text:c="12"/>left: 0;</text:p>
      <text:p text:style-name="P2"><text:s text:c="12"/>min-height: 300px;</text:p>
      <text:p text:style-name="P2"><text:s text:c="8"/>}</text:p>
      <text:p text:style-name="P2"><text:s text:c="4"/>}</text:p>
      <text:p text:style-name="P2">}</text:p>
      <text:p text:style-name="P2"/>
      <text:p text:style-name="P2">#carouselButton {</text:p>
      <text:p text:style-name="P2"><text:s text:c="4"/>right:0px;</text:p>
      <text:p text:style-name="P2"><text:s text:c="4"/>position: absolute;</text:p>
      <text:p text:style-name="P2"><text:s text:c="4"/>bottom: 0px;</text:p>
      <text:p text:style-name="P2"><text:s text:c="4"/>z-index: 1;</text:p>
      <text:p text:style-name="P2">}</text:p>
      <text:h text:style-name="Heading_20_3" text:outline-level="3">Installing and using the lessc Compiler</text:h>
      <text:list xml:id="list3333911676" text:style-name="L19">
        <text:list-item>
          <text:p text:style-name="P23">Now we install the node module to support the compilation of the Less file. To do this, type the following at the command prompt:</text:p>
        </text:list-item>
      </text:list>
      <text:p text:style-name="P2"><text:s text:c="5"/>npm install -g less@2.7.2</text:p>
      <text:p text:style-name="Text_20_body"><text:soft-page-break/>This will install the <text:span text:style-name="Emphasis">less</text:span> NPM module globally so that it can be used by any project. <text:span text:style-name="Strong_20_Emphasis">Note: if you are executing this on a Mac or Linux machine, you may need to add "sudo" to the beginning of this command</text:span>. This will make available the <text:span text:style-name="Emphasis">lessc</text:span> compiler for us so that we can compile Less files.</text:p>
      <text:list xml:id="list3833828295" text:style-name="L20">
        <text:list-item>
          <text:p text:style-name="P76">Next, go to the CSS folder on your machine and rename the <text:span text:style-name="Emphasis">styles.css</text:span> file that you have there as <text:span text:style-name="Emphasis">styles-old.css</text:span>. This is to save the CSS file that we have been using so far. We will be creating a new <text:span text:style-name="Emphasis">styles.css</text:span> file by compiling the Less file.</text:p>
        </text:list-item>
        <text:list-item>
          <text:p text:style-name="P24">Next type the following at the command prompt to compile the Less file into a CSS file:</text:p>
        </text:list-item>
      </text:list>
      <text:p text:style-name="P2"><text:s text:c="5"/>lessc styles.less styles.css</text:p>
      <text:list xml:id="list1635897724" text:style-name="L21">
        <text:list-item>
          <text:p text:style-name="P25">You can now do a Git commit with the message "Less".</text:p>
        </text:list-item>
      </text:list>
      <text:h text:style-name="Heading_20_3" text:outline-level="3">Conclusions</text:h>
      <text:p text:style-name="Text_20_body">In this exercise you learnt to write Less code and then automatically generating the CSS file by compiling the Less code.</text:p>
      <text:h text:style-name="Heading_20_1" text:outline-level="1">Exercise (Instructions): Scss</text:h>
      <text:h text:style-name="Heading_20_3" text:outline-level="3">Objectives and Outcomes</text:h>
      <text:p text:style-name="Text_20_body">In this exercise you will learn to write Scss code and then automatically transform it into the corresponding CSS code. At the end of this exercise you will be able to:</text:p>
      <text:list xml:id="list280126002" text:style-name="L22">
        <text:list-item>
          <text:p text:style-name="P77">Write Scss code using many of the features of Scss</text:p>
        </text:list-item>
        <text:list-item>
          <text:p text:style-name="P26">Automatically convert the Scss code into CSS</text:p>
        </text:list-item>
      </text:list>
      <text:h text:style-name="Heading_20_3" text:outline-level="3">Adding Scss Variables</text:h>
      <text:list xml:id="list2926032696" text:style-name="L23">
        <text:list-item>
          <text:p text:style-name="P78">Open the <text:span text:style-name="Emphasis">conFusion</text:span> project in a text editor of your choice. In the css folder, create a file named <text:span text:style-name="Emphasis">styles.scss</text:span>. We will add the Scss code into this file.</text:p>
        </text:list-item>
        <text:list-item>
          <text:p text:style-name="P27">Add the following Scss variables into the file:</text:p>
        </text:list-item>
      </text:list>
      <text:p text:style-name="P2">$lt-gray: #ddd;</text:p>
      <text:p text:style-name="P2">$background-dark: #512DA8;</text:p>
      <text:p text:style-name="P2">$background-light: #9575CD;</text:p>
      <text:p text:style-name="P2">$background-pale: #D1C4E9;</text:p>
      <text:p text:style-name="P2">// Height variables</text:p>
      <text:p text:style-name="P2">$carousel-item-height: 300px;</text:p>
      <text:p text:style-name="Text_20_body">We have just added a few color and a height variable. We will make use of these variables while defining the classes.</text:p>
      <text:h text:style-name="Heading_20_3" text:outline-level="3"><text:soft-page-break/>Scss Mixins</text:h>
      <text:list xml:id="list1080291344" text:style-name="L24">
        <text:list-item>
          <text:p text:style-name="P28">Next we add a mixin into the file as follows:</text:p>
        </text:list-item>
      </text:list>
      <text:p text:style-name="P2">@mixin zero-margin($pad-up-dn, $pad-left-right) {</text:p>
      <text:p text:style-name="P2"><text:tab/>margin:0px auto;</text:p>
      <text:p text:style-name="P2"><text:tab/>padding: $pad-up-dn $pad-left-right;</text:p>
      <text:p text:style-name="P2">}</text:p>
      <text:p text:style-name="Text_20_body">We will make use of this to define several row classes next.</text:p>
      <text:list xml:id="list3081796147" text:style-name="L25">
        <text:list-item>
          <text:p text:style-name="P29">Using the variables and Mixin class that we defined earlier, add the following row classes to the file:</text:p>
        </text:list-item>
      </text:list>
      <text:p text:style-name="P2">.row-header{</text:p>
      <text:p text:style-name="P2"><text:s text:c="4"/>@include zero-margin(0px,0px);</text:p>
      <text:p text:style-name="P2">}</text:p>
      <text:p text:style-name="P2"/>
      <text:p text:style-name="P2">.row-content {</text:p>
      <text:p text:style-name="P2"><text:s text:c="4"/>@include zero-margin(50px,0px);</text:p>
      <text:p text:style-name="P2"><text:s text:c="4"/>border-bottom: 1px ridge;</text:p>
      <text:p text:style-name="P2"><text:s text:c="4"/>min-height:400px;</text:p>
      <text:p text:style-name="P2">}</text:p>
      <text:p text:style-name="P2"/>
      <text:p text:style-name="P2">.footer{</text:p>
      <text:p text:style-name="P2"><text:s text:c="4"/>background-color: $background-pale;</text:p>
      <text:p text:style-name="P2"><text:s text:c="4"/>@include zero-margin(20px, 0px);</text:p>
      <text:p text:style-name="P2">}</text:p>
      <text:p text:style-name="P2"/>
      <text:p text:style-name="P2">.jumbotron {</text:p>
      <text:p text:style-name="P2"><text:s text:c="4"/>@include zero-margin(70px,30px);</text:p>
      <text:p text:style-name="P2"><text:s text:c="4"/>background: $background-light ;</text:p>
      <text:p text:style-name="P2"><text:s text:c="4"/>color:floralwhite;</text:p>
      <text:p text:style-name="P2">}</text:p>
      <text:p text:style-name="P2"/>
      <text:p text:style-name="P2"><text:soft-page-break/>address{</text:p>
      <text:p text:style-name="P2"><text:s text:c="4"/>font-size:80%;</text:p>
      <text:p text:style-name="P2"><text:s text:c="4"/>margin:0px;</text:p>
      <text:p text:style-name="P2"><text:s text:c="4"/>color:#0f0f0f;</text:p>
      <text:p text:style-name="P2">}</text:p>
      <text:p text:style-name="P2"/>
      <text:p text:style-name="P2">body{</text:p>
      <text:p text:style-name="P2"><text:s text:c="4"/>padding:50px 0px 0px 0px;</text:p>
      <text:p text:style-name="P2"><text:s text:c="4"/>z-index:0;</text:p>
      <text:p text:style-name="P2">}</text:p>
      <text:p text:style-name="P2"/>
      <text:p text:style-name="P2">.navbar-dark {</text:p>
      <text:p text:style-name="P2"><text:s text:c="5"/>background-color: $background-dark;</text:p>
      <text:p text:style-name="P2">}</text:p>
      <text:p text:style-name="P2"/>
      <text:p text:style-name="P2">.tab-content {</text:p>
      <text:p text:style-name="P2"><text:s text:c="4"/>border-left: 1px solid $lt-gray;</text:p>
      <text:p text:style-name="P2"><text:s text:c="4"/>border-right: 1px solid $lt-gray;</text:p>
      <text:p text:style-name="P2"><text:s text:c="4"/>border-bottom: 1px solid $lt-gray;</text:p>
      <text:p text:style-name="P2"><text:s text:c="4"/>padding: 10px;</text:p>
      <text:p text:style-name="P2">}</text:p>
      <text:p text:style-name="Text_20_body">Note the use of the variables and the mixin with various parameters in defining the classes.</text:p>
      <text:h text:style-name="Heading_20_3" text:outline-level="3">Nesting Selectors</text:h>
      <text:list xml:id="list1164174437" text:style-name="L26">
        <text:list-item>
          <text:p text:style-name="P30">Next we add a carousel class to illustrate the use of nesting of classes in Scss, as follows:</text:p>
        </text:list-item>
      </text:list>
      <text:p text:style-name="P2">.carousel {</text:p>
      <text:p text:style-name="P2"><text:s text:c="4"/>background:$background-dark;</text:p>
      <text:p text:style-name="P2"/>
      <text:p text:style-name="P2"><text:s text:c="4"/>.carousel-item {</text:p>
      <text:p text:style-name="P2"><text:s text:c="8"/>height: $carousel-item-height;</text:p>
      <text:p text:style-name="P2"><text:soft-page-break/><text:s text:c="8"/>img {</text:p>
      <text:p text:style-name="P2"><text:s text:c="12"/>position: absolute;</text:p>
      <text:p text:style-name="P2"><text:s text:c="12"/>top: 0;</text:p>
      <text:p text:style-name="P2"><text:s text:c="12"/>left: 0;</text:p>
      <text:p text:style-name="P2"><text:s text:c="12"/>min-height: 300px;</text:p>
      <text:p text:style-name="P2"><text:s text:c="8"/>}</text:p>
      <text:p text:style-name="P2"><text:s text:c="4"/>}</text:p>
      <text:p text:style-name="P2">}</text:p>
      <text:p text:style-name="P2"/>
      <text:p text:style-name="P2">#carouselButton {</text:p>
      <text:p text:style-name="P2"><text:s text:c="4"/>right:0px;</text:p>
      <text:p text:style-name="P2"><text:s text:c="4"/>position: absolute;</text:p>
      <text:p text:style-name="P2"><text:s text:c="4"/>bottom: 0px;</text:p>
      <text:p text:style-name="P2"><text:s text:c="4"/>z-index: 1;</text:p>
      <text:p text:style-name="P2">}</text:p>
      <text:h text:style-name="Heading_20_3" text:outline-level="3">Installing and using the node-sass module</text:h>
      <text:list xml:id="list3022825577" text:style-name="L27">
        <text:list-item>
          <text:p text:style-name="P31">Now we install the node module to support the compilation of the Scss file to a CSS file. To do this, type the following at the command prompt:</text:p>
        </text:list-item>
      </text:list>
      <text:p text:style-name="P2"><text:s text:c="5"/>npm install --save-dev node-sass@4.7.2</text:p>
      <text:p text:style-name="Text_20_body">This will install the <text:span text:style-name="Emphasis">node-sass</text:span> NPM module into your project and also add it as a development dependency in your package.json file.</text:p>
      <text:list xml:id="list2041203581" text:style-name="L28">
        <text:list-item>
          <text:p text:style-name="P32">Next open your package.json file and add the following line into the scripts object there. This adds a script to enable the compilation of the Scss file into a CSS file:</text:p>
        </text:list-item>
      </text:list>
      <text:p text:style-name="P2"><text:s text:c="4"/>"scss": "node-sass -o css/ css/"</text:p>
      <text:list xml:id="list4024731248" text:style-name="L29">
        <text:list-item>
          <text:p text:style-name="P33">In order to transform the Scss file to a CSS file, type the following at the prompt:</text:p>
        </text:list-item>
      </text:list>
      <text:p text:style-name="P2"><text:s text:c="5"/>npm run scss</text:p>
      <text:list xml:id="list2172039725" text:style-name="L30">
        <text:list-item>
          <text:p text:style-name="P34">You can now do a Git commit with the message "Sass".</text:p>
        </text:list-item>
      </text:list>
      <text:h text:style-name="Heading_20_3" text:outline-level="3">Conclusions</text:h>
      <text:p text:style-name="Text_20_body">In this exercise you learnt to write Scss code and then automatically generating the CSS file by compiling the Scss code.</text:p>
      <text:h text:style-name="Heading_20_1" text:outline-level="1"><text:soft-page-break/>CSS Preprocessors: Additional Resources</text:h>
      <text:h text:style-name="Heading_20_3" text:outline-level="3">PDFs of Presentations</text:h>
      <text:p text:style-name="Text_20_body">2-CSS-Preprocessors.pdfPDF File</text:p>
      <text:h text:style-name="Heading_20_3" text:outline-level="3">Less and Sass Resources</text:h>
      <text:list xml:id="list3770831667" text:style-name="L31">
        <text:list-item>
          <text:p text:style-name="P79"><text:a xlink:type="simple" xlink:href="http://lesscss.org/" office:target-frame-name="_blank" xlink:show="new" text:style-name="Internet_20_link" text:visited-style-name="Visited_20_Internet_20_Link">Less Getting Started</text:a></text:p>
        </text:list-item>
        <text:list-item>
          <text:p text:style-name="P79"><text:a xlink:type="simple" xlink:href="http://sass-lang.com/guide" office:target-frame-name="_blank" xlink:show="new" text:style-name="Internet_20_link" text:visited-style-name="Visited_20_Internet_20_Link">Sass Basics</text:a></text:p>
        </text:list-item>
        <text:list-item>
          <text:p text:style-name="P79"><text:a xlink:type="simple" xlink:href="https://scotch.io/tutorials/getting-started-with-less" office:target-frame-name="_blank" xlink:show="new" text:style-name="Internet_20_link" text:visited-style-name="Visited_20_Internet_20_Link">Getting Started with Less Tutorial</text:a></text:p>
        </text:list-item>
        <text:list-item>
          <text:p text:style-name="P79"><text:a xlink:type="simple" xlink:href="https://scotch.io/tutorials/getting-started-with-sass" office:target-frame-name="_blank" xlink:show="new" text:style-name="Internet_20_link" text:visited-style-name="Visited_20_Internet_20_Link">Getting Started with Sass Tutorial</text:a></text:p>
        </text:list-item>
        <text:list-item>
          <text:p text:style-name="P79"><text:a xlink:type="simple" xlink:href="https://www.npmjs.com/package/less" office:target-frame-name="_blank" xlink:show="new" text:style-name="Internet_20_link" text:visited-style-name="Visited_20_Internet_20_Link">Less NPM package</text:a></text:p>
        </text:list-item>
        <text:list-item>
          <text:p text:style-name="P35"><text:a xlink:type="simple" xlink:href="https://www.npmjs.com/package/node-sass" office:target-frame-name="_blank" xlink:show="new" text:style-name="Internet_20_link" text:visited-style-name="Visited_20_Internet_20_Link">Node-sass NPM package</text:a></text:p>
        </text:list-item>
      </text:list>
      <text:h text:style-name="Heading_20_3" text:outline-level="3">Bootstrap Documentation</text:h>
      <text:list xml:id="list1173972341" text:style-name="L32">
        <text:list-item>
          <text:p text:style-name="P80"><text:a xlink:type="simple" xlink:href="http://getbootstrap.com/docs/4.0/components/modal/" office:target-frame-name="_blank" xlink:show="new" text:style-name="Internet_20_link" text:visited-style-name="Visited_20_Internet_20_Link">Modals</text:a></text:p>
        </text:list-item>
        <text:list-item>
          <text:p text:style-name="P36"><text:a xlink:type="simple" xlink:href="http://getbootstrap.com/docs/4.0/components/modal/#methods" office:target-frame-name="_blank" xlink:show="new" text:style-name="Internet_20_link" text:visited-style-name="Visited_20_Internet_20_Link">Modal Methods</text:a></text:p>
        </text:list-item>
      </text:list>
      <text:h text:style-name="Heading_20_1" text:outline-level="1">Building and Deployment: Objectives and Outcomes</text:h>
      <text:p text:style-name="Text_20_body">In this lesson you will learn about building and deploying your web project. You will learn to automate your web development tasks using NPM scripts. At the end of this lesson, you will be able to:</text:p>
      <text:list xml:id="list2833797292" text:style-name="L33">
        <text:list-item>
          <text:p text:style-name="P81">Configure NPM scripts and automate your web development</text:p>
        </text:list-item>
        <text:list-item>
          <text:p text:style-name="P37">Prepare your project for being hosted on a web server</text:p>
        </text:list-item>
      </text:list>
      <text:h text:style-name="Heading_20_1" text:outline-level="1">Exercise (Instructions): NPM Scripts Part 1</text:h>
      <text:h text:style-name="Heading_20_3" text:outline-level="3">Objectives and Outcomes</text:h>
      <text:p text:style-name="Text_20_body">In this exercise, you will learn to set up NPM scripts by modifying the <text:span text:style-name="Emphasis">package.json</text:span> file. At the end of this exercise, you will be able to:</text:p>
      <text:list xml:id="list1235584707" text:style-name="L34">
        <text:list-item>
          <text:p text:style-name="P82">Watch for changes to the <text:span text:style-name="Emphasis">styles.scss</text:span> file and automatically compile it to the css file.</text:p>
        </text:list-item>
        <text:list-item>
          <text:p text:style-name="P38">Run multiple NPM scripts in parallel using parallelshell NPM module.</text:p>
        </text:list-item>
      </text:list>
      <text:h text:style-name="Heading_20_3" text:outline-level="3">Moving JS to Script file</text:h>
      <text:list xml:id="list2445104052" text:style-name="L35">
        <text:list-item>
          <text:p text:style-name="P83">Create a folder named <text:span text:style-name="Emphasis">js</text:span> and in that folder create a file named <text:span text:style-name="Emphasis">scripts.js</text:span>.</text:p>
        </text:list-item>
        <text:list-item>
          <text:p text:style-name="P83">Open <text:span text:style-name="Emphasis">index.html</text:span> and from this file cut out all the JQuery script that we added to it and move the code to the <text:span text:style-name="Emphasis">scripts.js</text:span> file that we created above.</text:p>
        </text:list-item>
        <text:list-item>
          <text:p text:style-name="P39">Then, update the <text:span text:style-name="Emphasis">index.html</text:span> file to include the <text:span text:style-name="Emphasis">scripts.js</text:span> file by adding the following line:</text:p>
        </text:list-item>
      </text:list>
      <text:p text:style-name="P2"><text:soft-page-break/><text:s text:c="4"/>&lt;script src="js/scripts.js"&gt;&lt;/script&gt;</text:p>
      <text:list xml:id="list3833264581" text:style-name="L36">
        <text:list-item>
          <text:p text:style-name="P40">Add the same line to the scripts block in <text:span text:style-name="Emphasis">aboutus.html</text:span> and <text:span text:style-name="Emphasis">contactus.html</text:span>:</text:p>
        </text:list-item>
      </text:list>
      <text:h text:style-name="Heading_20_3" text:outline-level="3">Watching for Changes and Parallelshell</text:h>
      <text:list xml:id="list1943460605" text:style-name="L37">
        <text:list-item>
          <text:p text:style-name="P41">First, we install two NPM packages <text:span text:style-name="Emphasis">onchange</text:span> and <text:span text:style-name="Emphasis">parallelshell</text:span> as follows:</text:p>
        </text:list-item>
      </text:list>
      <text:p text:style-name="P2">npm install --save-dev onchange@3.3.0 parallelshell@3.0.2</text:p>
      <text:list xml:id="list2173961825" text:style-name="L38">
        <text:list-item>
          <text:p text:style-name="P42">Then, add the following two script items to <text:span text:style-name="Emphasis">package.json </text:span>if you are doing the exercise on a MacOS computer or a Linux computer:</text:p>
        </text:list-item>
      </text:list>
      <text:p text:style-name="P2"><text:s text:c="4"/>"watch:scss": "onchange 'css/*.scss' -- npm run scss",</text:p>
      <text:p text:style-name="P2"><text:s text:c="4"/>"watch:all": "parallelshell 'npm run watch:scss' 'npm run lite'"</text:p>
      <text:list xml:id="list3509015116" text:style-name="L39">
        <text:list-item>
          <text:p text:style-name="P43"><text:span text:style-name="Strong_20_Emphasis">NOTE: </text:span>If you are doing the exercise on a Windows computer, please use the following two script items instead of the above:</text:p>
        </text:list-item>
      </text:list>
      <text:p text:style-name="P2"><text:s text:c="4"/>"watch:scss": "onchange \"css/*.scss\" -- npm run scss",</text:p>
      <text:p text:style-name="P2"><text:s text:c="4"/>"watch:all": "parallelshell \"npm run watch:scss\" \"npm run lite\""</text:p>
      <text:list xml:id="list3143979903" text:style-name="L40">
        <text:list-item>
          <text:p text:style-name="P44">You will also update the start script as follows:</text:p>
        </text:list-item>
      </text:list>
      <text:p text:style-name="P2"><text:s text:c="4"/>"start": "npm run watch:all",</text:p>
      <text:list xml:id="list1483952338" text:style-name="L41">
        <text:list-item>
          <text:p text:style-name="P45">Then, type the following at the prompt to start watching for changes to the SCSS file, compile it to CSS, and run the server:</text:p>
        </text:list-item>
      </text:list>
      <text:p text:style-name="P2">npm start</text:p>
      <text:list xml:id="list1693190651" text:style-name="L42">
        <text:list-item>
          <text:p text:style-name="P84">Now, whenever you make any changes to <text:span text:style-name="Emphasis">styles.scss</text:span> file, it will automatically be compiled to the corresponding css file.</text:p>
        </text:list-item>
        <text:list-item>
          <text:p text:style-name="P46">Do a Git Commit with the message "NPM Scripts Part 1".</text:p>
        </text:list-item>
      </text:list>
      <text:h text:style-name="Heading_20_3" text:outline-level="3">Conclusions</text:h>
      <text:p text:style-name="Text_20_body">In this exercise, you learnt how to set up a watch task to watch for changes to a file and automatically run tasks upon detecting changes.</text:p>
      <text:h text:style-name="Heading_20_1" text:outline-level="1">Exercise (Instructions): NPM Scripts Part 2</text:h>
      <text:h text:style-name="Heading_20_3" text:outline-level="3">Objectives and Outcomes</text:h>
      <text:p text:style-name="Text_20_body">In this exercise you will learn to build a distribution folder containing the files that can be deployed on a web server hosting your project. This distribution folder would be built from your project files using various NPM packages and scripts. At the end of this exercise, you will be able to:</text:p>
      <text:list xml:id="list2077430090" text:style-name="L43">
        <text:list-item>
          <text:p text:style-name="P85">Clean out a folder using the clean NPM module.</text:p>
        </text:list-item>
        <text:list-item>
          <text:p text:style-name="P85">Copy files from one folder to another</text:p>
        </text:list-item>
        <text:list-item>
          <text:p text:style-name="P85"><text:soft-page-break/>Prepare a minified and concatenated css file from all the css files used in your project</text:p>
        </text:list-item>
        <text:list-item>
          <text:p text:style-name="P47">Prepare an uglified and concatenated JS file containing all the JS code used in your project</text:p>
        </text:list-item>
      </text:list>
      <text:h text:style-name="Heading_20_3" text:outline-level="3">Cleaning up a Distribution Folder</text:h>
      <text:list xml:id="list468137793" text:style-name="L44">
        <text:list-item>
          <text:p text:style-name="P48">Install the <text:span text:style-name="Emphasis">rimraf</text:span> npm module by typing the following at the prompt:</text:p>
        </text:list-item>
      </text:list>
      <text:p text:style-name="P2">npm install --save-dev rimraf@2.6.2</text:p>
      <text:list xml:id="list2641382120" text:style-name="L45">
        <text:list-item>
          <text:p text:style-name="P49">Then, set up the following script:</text:p>
        </text:list-item>
      </text:list>
      <text:p text:style-name="P2"><text:s text:c="4"/>"clean": "rimraf dist",</text:p>
      <text:h text:style-name="Heading_20_3" text:outline-level="3">Copying Fonts</text:h>
      <text:list xml:id="list2491878594" text:style-name="L46">
        <text:list-item>
          <text:p text:style-name="P50">Your project uses font-awesome fonts. These need to be copied to the distribution folder. To help us do this, install the <text:span text:style-name="Emphasis">copyfiles</text:span> NPM module globally as follows:</text:p>
        </text:list-item>
      </text:list>
      <text:p text:style-name="P2">npm -g install copyfiles@2.0.0</text:p>
      <text:p text:style-name="Text_20_body">Remember to use <text:span text:style-name="Emphasis">sudo</text:span> on mac and Linux.</text:p>
      <text:list xml:id="list2344646178" text:style-name="L47">
        <text:list-item>
          <text:p text:style-name="P51">Then set up the following script:</text:p>
        </text:list-item>
      </text:list>
      <text:p text:style-name="P2"><text:s text:c="4"/>"copyfonts": "copyfiles -f node_modules/font-awesome/fonts/* dist/fonts",</text:p>
      <text:p text:style-name="Text_20_body">Compressing and Minifying Images</text:p>
      <text:list xml:id="list1644721982" text:style-name="L48">
        <text:list-item>
          <text:p text:style-name="P52">We use the <text:span text:style-name="Emphasis">imagemin-cli</text:span> NPM module to help us to compress our images to reduce the size of the images being used in our project. Install the <text:span text:style-name="Emphasis">imagemin-cli</text:span> module as follows:</text:p>
        </text:list-item>
      </text:list>
      <text:p text:style-name="P2">npm -g install imagemin-cli@3.0.0</text:p>
      <text:p text:style-name="Text_20_body">Remember to use <text:span text:style-name="Emphasis">sudo</text:span> on mac and Linux. <text:span text:style-name="Strong_20_Emphasis">NOTE:</text:span> Some students have encountered issues with imagemin-cli not installing its plugins due to issues with global permissions on Mac. In that case try</text:p>
      <text:p text:style-name="P2">sudo npm install -g imagemin-cli@3.0.0 --unsafe-perm=true --allow-root</text:p>
      <text:list xml:id="list1170555772" text:style-name="L49">
        <text:list-item>
          <text:p text:style-name="P53">Then set up the following script:</text:p>
        </text:list-item>
      </text:list>
      <text:p text:style-name="P4"><text:s text:c="4"/>"imagemin": "imagemin img/* --out-dir='dist/img'",</text:p>
      <text:h text:style-name="Heading_20_3" text:outline-level="3">Preparing the Distribution Folder</text:h>
      <text:list xml:id="list2414954883" text:style-name="L50">
        <text:list-item>
          <text:p text:style-name="P54">Open <text:span text:style-name="Emphasis">.gitignore</text:span> and update it as follows. We do not want the dist folder to be checked into the git repository:</text:p>
        </text:list-item>
      </text:list>
      <text:p text:style-name="P2">node_modules</text:p>
      <text:p text:style-name="P2">dist</text:p>
      <text:list xml:id="list4219833285" text:style-name="L51">
        <text:list-item>
          <text:p text:style-name="P55">Then, install the <text:span text:style-name="Emphasis">usemin-cli, cssmin, uglifyjs</text:span> and <text:span text:style-name="Emphasis">htmlmin</text:span> NPM packages as follows:</text:p>
        </text:list-item>
      </text:list>
      <text:p text:style-name="P2">npm install --save-dev usemin-cli@0.5.1 cssmin@0.4.3 uglifyjs@2.4.11 htmlmin@0.0.7</text:p>
      <text:list xml:id="list4195454383" text:style-name="L52">
        <text:list-item>
          <text:p text:style-name="P56"><text:soft-page-break/>Add the following two scripts to the package.json file:</text:p>
        </text:list-item>
      </text:list>
      <text:p text:style-name="P2"><text:s text:c="4"/>"usemin": "usemin contactus.html -d dist --htmlmin -o dist/contactus.html &amp;&amp; usemin aboutus.html -d dist --htmlmin -o dist/aboutus.html &amp;&amp; usemin index.html -d dist --htmlmin -o dist/index.html",</text:p>
      <text:p text:style-name="P2"><text:s text:c="4"/>"build": "npm run clean &amp;&amp; npm run imagemin &amp;&amp; npm run copyfonts &amp;&amp; npm run usemin"</text:p>
      <text:list xml:id="list2872781660" text:style-name="L53">
        <text:list-item>
          <text:p text:style-name="P57">Open <text:span text:style-name="Emphasis">index.html</text:span> and surround the css links inclusion code as follows:</text:p>
        </text:list-item>
      </text:list>
      <text:p text:style-name="P2"><text:s text:c="4"/>&lt;!-- build:css css/main.css --&gt;</text:p>
      <text:p text:style-name="P2"><text:s text:c="4"/>&lt;link rel="stylesheet" href="node_modules/bootstrap/dist/css/bootstrap.min.css"&gt;</text:p>
      <text:p text:style-name="P2"><text:s text:c="4"/>&lt;link rel="stylesheet" href="node_modules/font-awesome/css/font-awesome.min.css"&gt;</text:p>
      <text:p text:style-name="P2"><text:s text:c="4"/>&lt;link rel="stylesheet" href="node_modules/bootstrap-social/bootstrap-social.css"&gt;</text:p>
      <text:p text:style-name="P2"><text:s text:c="4"/>&lt;link href="css/styles.css" rel="stylesheet"&gt;</text:p>
      <text:p text:style-name="P2"><text:s text:c="4"/>&lt;!-- endbuild --&gt;</text:p>
      <text:list xml:id="list673022346" text:style-name="L54">
        <text:list-item>
          <text:p text:style-name="P86">Do the same change in <text:span text:style-name="Emphasis">aboutus.html</text:span> and <text:span text:style-name="Emphasis">contactus.html</text:span></text:p>
        </text:list-item>
        <text:list-item>
          <text:p text:style-name="P58">Similarly, open <text:span text:style-name="Emphasis">index.html</text:span> and surround the js script inclusion code as follows:</text:p>
        </text:list-item>
      </text:list>
      <text:p text:style-name="P2"><text:s text:c="4"/>&lt;!-- build:js js/main.js --&gt;</text:p>
      <text:p text:style-name="P2"><text:s text:c="4"/>&lt;script src="node_modules/jquery/dist/jquery.slim.min.js"&gt;&lt;/script&gt;</text:p>
      <text:p text:style-name="P2"><text:s text:c="4"/>&lt;script src="node_modules/popper.js/dist/umd/popper.min.js"&gt;&lt;/script&gt;</text:p>
      <text:p text:style-name="P2"><text:s text:c="4"/>&lt;script src="node_modules/bootstrap/dist/js/bootstrap.min.js"&gt;&lt;/script&gt;</text:p>
      <text:p text:style-name="P2"><text:s text:c="4"/>&lt;script src="js/scripts.js"&gt;&lt;/script&gt;</text:p>
      <text:p text:style-name="P2"><text:s text:c="4"/>&lt;!-- endbuild --&gt;</text:p>
      <text:list xml:id="list3469889400" text:style-name="L55">
        <text:list-item>
          <text:p text:style-name="P87">Do the same change in <text:span text:style-name="Emphasis">aboutus.html</text:span> and <text:span text:style-name="Emphasis">contactus.html</text:span></text:p>
        </text:list-item>
        <text:list-item>
          <text:p text:style-name="P59">To build the distribution folder, you can type the following at the prompt:</text:p>
        </text:list-item>
      </text:list>
      <text:p text:style-name="P2">npm run build</text:p>
      <text:list xml:id="list3837783062" text:style-name="L56">
        <text:list-item>
          <text:p text:style-name="P88">This will build the <text:span text:style-name="Emphasis">dist</text:span> folder containing the files that are a self-contained version of your project. You can now copy the contents of this folder to a web server that hosts your website.</text:p>
        </text:list-item>
        <text:list-item>
          <text:p text:style-name="P60">After verifying that the dist folder is built correctly, you can now do a git commit with the message "NPM Scripts Part 2"</text:p>
        </text:list-item>
      </text:list>
      <text:h text:style-name="Heading_20_3" text:outline-level="3">Conclusions</text:h>
      <text:p text:style-name="Text_20_body">In this exercise, you learnt the various steps to build the project for deployment using NPM scripts.</text:p>
      <text:h text:style-name="Heading_20_1" text:outline-level="1"><text:soft-page-break/>Building and Deployment: NPM Scripts: Additional Resources</text:h>
      <text:h text:style-name="Heading_20_3" text:outline-level="3">PDFs of Presentations</text:h>
      <text:p text:style-name="P1">3-Building-Deployment.pdfPDF File</text:p>
      <text:p text:style-name="Text_20_body">4-NPM-Scripts.pdfPDF File</text:p>
      <text:h text:style-name="Heading_20_3" text:outline-level="3">Additional Resources</text:h>
      <text:list xml:id="list1022913628" text:style-name="L57">
        <text:list-item>
          <text:p text:style-name="P89"><text:a xlink:type="simple" xlink:href="https://css-tricks.com/why-npm-scripts/" office:target-frame-name="_blank" xlink:show="new" text:style-name="Internet_20_link" text:visited-style-name="Visited_20_Internet_20_Link">Why npm Scripts?</text:a></text:p>
        </text:list-item>
        <text:list-item>
          <text:p text:style-name="P89"><text:a xlink:type="simple" xlink:href="https://www.keithcirkel.co.uk/how-to-use-npm-as-a-build-tool/" office:target-frame-name="_blank" xlink:show="new" text:style-name="Internet_20_link" text:visited-style-name="Visited_20_Internet_20_Link">How to Use npm as a Build Tool</text:a></text:p>
        </text:list-item>
        <text:list-item>
          <text:p text:style-name="P61"><text:a xlink:type="simple" xlink:href="https://webdesign.tutsplus.com/series/the-command-line-for-web-design--cms-777" office:target-frame-name="_blank" xlink:show="new" text:style-name="Internet_20_link" text:visited-style-name="Visited_20_Internet_20_Link">The Command Line for Web Design</text:a></text:p>
        </text:list-item>
      </text:list>
      <text:h text:style-name="Heading_20_3" text:outline-level="3">NPM Modules</text:h>
      <text:list xml:id="list2533054516" text:style-name="L58">
        <text:list-item>
          <text:p text:style-name="P90"><text:a xlink:type="simple" xlink:href="https://github.com/Qard/onchange" office:target-frame-name="_blank" xlink:show="new" text:style-name="Internet_20_link" text:visited-style-name="Visited_20_Internet_20_Link">onchange</text:a></text:p>
        </text:list-item>
        <text:list-item>
          <text:p text:style-name="P90"><text:a xlink:type="simple" xlink:href="https://github.com/keithamus/parallelshell" office:target-frame-name="_blank" xlink:show="new" text:style-name="Internet_20_link" text:visited-style-name="Visited_20_Internet_20_Link">parallelshell</text:a></text:p>
        </text:list-item>
        <text:list-item>
          <text:p text:style-name="P90"><text:a xlink:type="simple" xlink:href="https://github.com/isaacs/rimraf" office:target-frame-name="_blank" xlink:show="new" text:style-name="Internet_20_link" text:visited-style-name="Visited_20_Internet_20_Link">rimraf</text:a></text:p>
        </text:list-item>
        <text:list-item>
          <text:p text:style-name="P90"><text:a xlink:type="simple" xlink:href="https://github.com/calvinmetcalf/copyfiles" office:target-frame-name="_blank" xlink:show="new" text:style-name="Internet_20_link" text:visited-style-name="Visited_20_Internet_20_Link">copyfiles</text:a></text:p>
        </text:list-item>
        <text:list-item>
          <text:p text:style-name="P90"><text:a xlink:type="simple" xlink:href="https://github.com/imagemin/imagemin-cli" office:target-frame-name="_blank" xlink:show="new" text:style-name="Internet_20_link" text:visited-style-name="Visited_20_Internet_20_Link">imagemin-cli</text:a></text:p>
        </text:list-item>
        <text:list-item>
          <text:p text:style-name="P90"><text:a xlink:type="simple" xlink:href="https://github.com/nelsyeung/usemin-cli" office:target-frame-name="_blank" xlink:show="new" text:style-name="Internet_20_link" text:visited-style-name="Visited_20_Internet_20_Link">usemin-cli</text:a></text:p>
        </text:list-item>
        <text:list-item>
          <text:p text:style-name="P90"><text:a xlink:type="simple" xlink:href="https://github.com/jbleuzen/node-cssmin" office:target-frame-name="_blank" xlink:show="new" text:style-name="Internet_20_link" text:visited-style-name="Visited_20_Internet_20_Link">cssmin</text:a></text:p>
        </text:list-item>
        <text:list-item>
          <text:p text:style-name="P90"><text:a xlink:type="simple" xlink:href="https://github.com/mishoo/UglifyJS" office:target-frame-name="_blank" xlink:show="new" text:style-name="Internet_20_link" text:visited-style-name="Visited_20_Internet_20_Link">uglifyjs</text:a></text:p>
        </text:list-item>
        <text:list-item>
          <text:p text:style-name="P62"><text:a xlink:type="simple" xlink:href="https://github.com/jserme/htmlmin" office:target-frame-name="_blank" xlink:show="new" text:style-name="Internet_20_link" text:visited-style-name="Visited_20_Internet_20_Link">htmlmin</text:a></text:p>
        </text:list-item>
      </text:list>
      <text:h text:style-name="Heading_20_1" text:outline-level="1">Building and Deployment: Task Runners: Additional Resources</text:h>
      <text:h text:style-name="Heading_20_3" text:outline-level="3">PDFs of Presentations</text:h>
      <text:p text:style-name="Text_20_body">5-Task-Runners.pdfPDF File</text:p>
      <text:h text:style-name="Heading_20_3" text:outline-level="3">Grunt Resources</text:h>
      <text:list xml:id="list3467039748" text:style-name="L59">
        <text:list-item>
          <text:p text:style-name="P91"><text:a xlink:type="simple" xlink:href="http://gruntjs.com/" office:target-frame-name="_blank" xlink:show="new" text:style-name="Internet_20_link" text:visited-style-name="Visited_20_Internet_20_Link">Grunt</text:a></text:p>
        </text:list-item>
        <text:list-item>
          <text:p text:style-name="P91"><text:a xlink:type="simple" xlink:href="http://www.sitepoint.com/writing-awesome-build-script-grunt/" office:target-frame-name="_blank" xlink:show="new" text:style-name="Internet_20_link" text:visited-style-name="Visited_20_Internet_20_Link">Writing an Awesome Build Script with Grunt</text:a></text:p>
        </text:list-item>
        <text:list-item>
          <text:p text:style-name="P91"><text:a xlink:type="simple" xlink:href="http://anders.janmyr.com/2014/01/clean-grunt.html" office:target-frame-name="_blank" xlink:show="new" text:style-name="Internet_20_link" text:visited-style-name="Visited_20_Internet_20_Link">Clean Grunt</text:a></text:p>
        </text:list-item>
        <text:list-item>
          <text:p text:style-name="P91"><text:a xlink:type="simple" xlink:href="http://gruntjs.com/configuring-tasks#globbing-patterns" office:target-frame-name="_blank" xlink:show="new" text:style-name="Internet_20_link" text:visited-style-name="Visited_20_Internet_20_Link">File Globbing</text:a></text:p>
        </text:list-item>
        <text:list-item>
          <text:p text:style-name="P63"><text:a xlink:type="simple" xlink:href="https://webdesign.tutsplus.com/tutorials/the-command-line-for-web-design-automation-with-grunt--cms-23454" office:target-frame-name="_blank" xlink:show="new" text:style-name="Internet_20_link" text:visited-style-name="Visited_20_Internet_20_Link">The Command Line for Web Design: Automation With Grunt</text:a></text:p>
        </text:list-item>
      </text:list>
      <text:h text:style-name="Heading_20_3" text:outline-level="3">Grunt Plugins</text:h>
      <text:list xml:id="list1011572518" text:style-name="L60">
        <text:list-item>
          <text:p text:style-name="P92"><text:a xlink:type="simple" xlink:href="https://github.com/gruntjs/grunt-contrib-jshint" office:target-frame-name="_blank" xlink:show="new" text:style-name="Internet_20_link" text:visited-style-name="Visited_20_Internet_20_Link">grunt-contrib-jshint</text:a></text:p>
        </text:list-item>
        <text:list-item>
          <text:p text:style-name="P92"><text:soft-page-break/><text:a xlink:type="simple" xlink:href="https://github.com/sindresorhus/jshint-stylish" office:target-frame-name="_blank" xlink:show="new" text:style-name="Internet_20_link" text:visited-style-name="Visited_20_Internet_20_Link">jshint-stylish</text:a></text:p>
        </text:list-item>
        <text:list-item>
          <text:p text:style-name="P92"><text:a xlink:type="simple" xlink:href="https://github.com/gruntjs/grunt-contrib-copy" office:target-frame-name="_blank" xlink:show="new" text:style-name="Internet_20_link" text:visited-style-name="Visited_20_Internet_20_Link">grunt-contrib-copy</text:a></text:p>
        </text:list-item>
        <text:list-item>
          <text:p text:style-name="P92"><text:a xlink:type="simple" xlink:href="https://github.com/gruntjs/grunt-contrib-clean" office:target-frame-name="_blank" xlink:show="new" text:style-name="Internet_20_link" text:visited-style-name="Visited_20_Internet_20_Link">grunt-contrib-clean</text:a></text:p>
        </text:list-item>
        <text:list-item>
          <text:p text:style-name="P92"><text:a xlink:type="simple" xlink:href="https://github.com/yeoman/grunt-usemin" office:target-frame-name="_blank" xlink:show="new" text:style-name="Internet_20_link" text:visited-style-name="Visited_20_Internet_20_Link">grunt-usemin</text:a></text:p>
        </text:list-item>
        <text:list-item>
          <text:p text:style-name="P92"><text:a xlink:type="simple" xlink:href="https://github.com/gruntjs/grunt-contrib-concat" office:target-frame-name="_blank" xlink:show="new" text:style-name="Internet_20_link" text:visited-style-name="Visited_20_Internet_20_Link">grunt-contrib-concat</text:a></text:p>
        </text:list-item>
        <text:list-item>
          <text:p text:style-name="P92"><text:a xlink:type="simple" xlink:href="https://github.com/gruntjs/grunt-contrib-cssmin" office:target-frame-name="_blank" xlink:show="new" text:style-name="Internet_20_link" text:visited-style-name="Visited_20_Internet_20_Link">grunt-contrib-cssmin</text:a></text:p>
        </text:list-item>
        <text:list-item>
          <text:p text:style-name="P92"><text:a xlink:type="simple" xlink:href="https://github.com/gruntjs/grunt-contrib-htmlmin" office:target-frame-name="_blank" xlink:show="new" text:style-name="Internet_20_link" text:visited-style-name="Visited_20_Internet_20_Link">grunt-contrib-htmlmin</text:a></text:p>
        </text:list-item>
        <text:list-item>
          <text:p text:style-name="P92"><text:a xlink:type="simple" xlink:href="https://github.com/gruntjs/grunt-contrib-uglify" office:target-frame-name="_blank" xlink:show="new" text:style-name="Internet_20_link" text:visited-style-name="Visited_20_Internet_20_Link">grunt-contrib-uglify</text:a></text:p>
        </text:list-item>
        <text:list-item>
          <text:p text:style-name="P64"><text:a xlink:type="simple" xlink:href="https://github.com/yeoman/grunt-filerev" office:target-frame-name="_blank" xlink:show="new" text:style-name="Internet_20_link" text:visited-style-name="Visited_20_Internet_20_Link">grunt-filerev</text:a></text:p>
        </text:list-item>
      </text:list>
      <text:h text:style-name="Heading_20_3" text:outline-level="3">Gulp Resources</text:h>
      <text:list xml:id="list2080091997" text:style-name="L61">
        <text:list-item>
          <text:p text:style-name="P93"><text:a xlink:type="simple" xlink:href="http://gulpjs.com/" office:target-frame-name="_blank" xlink:show="new" text:style-name="Internet_20_link" text:visited-style-name="Visited_20_Internet_20_Link">Gulp</text:a></text:p>
        </text:list-item>
        <text:list-item>
          <text:p text:style-name="P93"><text:a xlink:type="simple" xlink:href="http://www.sitepoint.com/introduction-gulp-js/" office:target-frame-name="_blank" xlink:show="new" text:style-name="Internet_20_link" text:visited-style-name="Visited_20_Internet_20_Link">An Introduction to Gulp.js</text:a></text:p>
        </text:list-item>
        <text:list-item>
          <text:p text:style-name="P93"><text:a xlink:type="simple" xlink:href="https://markgoodyear.com/2014/01/getting-started-with-gulp/" office:target-frame-name="_blank" xlink:show="new" text:style-name="Internet_20_link" text:visited-style-name="Visited_20_Internet_20_Link">Getting started with gulp</text:a></text:p>
        </text:list-item>
        <text:list-item>
          <text:p text:style-name="P93"><text:a xlink:type="simple" xlink:href="http://www.smashingmagazine.com/2014/06/building-with-gulp/" office:target-frame-name="_blank" xlink:show="new" text:style-name="Internet_20_link" text:visited-style-name="Visited_20_Internet_20_Link">Building with Gulp</text:a></text:p>
        </text:list-item>
        <text:list-item>
          <text:p text:style-name="P65"><text:a xlink:type="simple" xlink:href="https://webdesign.tutsplus.com/tutorials/the-command-line-for-web-design-automation-with-gulp--cms-23642" office:target-frame-name="_blank" xlink:show="new" text:style-name="Internet_20_link" text:visited-style-name="Visited_20_Internet_20_Link">The Command Line for Web Design: Automation with Gulp</text:a></text:p>
        </text:list-item>
      </text:list>
      <text:h text:style-name="Heading_20_3" text:outline-level="3">Gulp Plugins</text:h>
      <text:list xml:id="list1794225211" text:style-name="L62">
        <text:list-item>
          <text:p text:style-name="P94"><text:a xlink:type="simple" xlink:href="https://github.com/gulpjs/gulp" office:target-frame-name="_blank" xlink:show="new" text:style-name="Internet_20_link" text:visited-style-name="Visited_20_Internet_20_Link">gulp</text:a></text:p>
        </text:list-item>
        <text:list-item>
          <text:p text:style-name="P94"><text:a xlink:type="simple" xlink:href="https://github.com/dlmanning/gulp-sass" office:target-frame-name="_blank" xlink:show="new" text:style-name="Internet_20_link" text:visited-style-name="Visited_20_Internet_20_Link">gulp-sass</text:a></text:p>
        </text:list-item>
        <text:list-item>
          <text:p text:style-name="P94"><text:a xlink:type="simple" xlink:href="https://github.com/BrowserSync/browser-sync" office:target-frame-name="_blank" xlink:show="new" text:style-name="Internet_20_link" text:visited-style-name="Visited_20_Internet_20_Link">browser-sync</text:a></text:p>
        </text:list-item>
        <text:list-item>
          <text:p text:style-name="P94"><text:a xlink:type="simple" xlink:href="https://github.com/sindresorhus/del" office:target-frame-name="_blank" xlink:show="new" text:style-name="Internet_20_link" text:visited-style-name="Visited_20_Internet_20_Link">del</text:a></text:p>
        </text:list-item>
        <text:list-item>
          <text:p text:style-name="P94"><text:a xlink:type="simple" xlink:href="https://github.com/sindresorhus/gulp-imagemin" office:target-frame-name="_blank" xlink:show="new" text:style-name="Internet_20_link" text:visited-style-name="Visited_20_Internet_20_Link">gulp-imagemin</text:a></text:p>
        </text:list-item>
        <text:list-item>
          <text:p text:style-name="P94"><text:a xlink:type="simple" xlink:href="https://github.com/terinjokes/gulp-uglify" office:target-frame-name="_blank" xlink:show="new" text:style-name="Internet_20_link" text:visited-style-name="Visited_20_Internet_20_Link">gulp-uglify</text:a></text:p>
        </text:list-item>
        <text:list-item>
          <text:p text:style-name="P94"><text:a xlink:type="simple" xlink:href="https://github.com/zont/gulp-usemin" office:target-frame-name="_blank" xlink:show="new" text:style-name="Internet_20_link" text:visited-style-name="Visited_20_Internet_20_Link">gulp-usemin</text:a></text:p>
        </text:list-item>
        <text:list-item>
          <text:p text:style-name="P94"><text:a xlink:type="simple" xlink:href="https://github.com/sindresorhus/gulp-rev" office:target-frame-name="_blank" xlink:show="new" text:style-name="Internet_20_link" text:visited-style-name="Visited_20_Internet_20_Link">gulp-rev</text:a></text:p>
        </text:list-item>
        <text:list-item>
          <text:p text:style-name="P94"><text:a xlink:type="simple" xlink:href="https://github.com/scniro/gulp-clean-css" office:target-frame-name="_blank" xlink:show="new" text:style-name="Internet_20_link" text:visited-style-name="Visited_20_Internet_20_Link">gulp-clean-css</text:a></text:p>
        </text:list-item>
        <text:list-item>
          <text:p text:style-name="P94"><text:a xlink:type="simple" xlink:href="https://github.com/mariusGundersen/gulp-flatMap" office:target-frame-name="_blank" xlink:show="new" text:style-name="Internet_20_link" text:visited-style-name="Visited_20_Internet_20_Link">gulp-flatmap</text:a></text:p>
        </text:list-item>
        <text:list-item>
          <text:p text:style-name="P66"><text:a xlink:type="simple" xlink:href="https://github.com/jonschlinkert/gulp-htmlmin" office:target-frame-name="_blank" xlink:show="new" text:style-name="Internet_20_link" text:visited-style-name="Visited_20_Internet_20_Link">gulp-htmlmin</text:a></text:p>
        </text:list-item>
      </text:list>
      <text:h text:style-name="Heading_20_3" text:outline-level="3">Tasks</text:h>
      <text:list xml:id="list2544681335" text:style-name="L63">
        <text:list-item>
          <text:p text:style-name="P95"><text:a xlink:type="simple" xlink:href="https://en.wikipedia.org/wiki/Minification_(programming)" office:target-frame-name="_blank" xlink:show="new" text:style-name="Internet_20_link" text:visited-style-name="Visited_20_Internet_20_Link">Minification</text:a></text:p>
        </text:list-item>
        <text:list-item>
          <text:p text:style-name="P95"><text:a xlink:type="simple" xlink:href="http://lisperator.net/uglifyjs/" office:target-frame-name="_blank" xlink:show="new" text:style-name="Internet_20_link" text:visited-style-name="Visited_20_Internet_20_Link">UglifyJS</text:a></text:p>
        </text:list-item>
        <text:list-item>
          <text:p text:style-name="P67"><text:a xlink:type="simple" xlink:href="http://jshint.com/" office:target-frame-name="_blank" xlink:show="new" text:style-name="Internet_20_link" text:visited-style-name="Visited_20_Internet_20_Link">JSHint</text:a></text:p>
        </text:list-item>
      </text:list>
      <text:h text:style-name="Heading_20_3" text:outline-level="3">General Resources</text:h>
      <text:list xml:id="list2578351163" text:style-name="L64">
        <text:list-item>
          <text:p text:style-name="P96"><text:a xlink:type="simple" xlink:href="http://juristr.com/blog/2014/08/node-grunt-yeoman-bower/" office:target-frame-name="_blank" xlink:show="new" text:style-name="Internet_20_link" text:visited-style-name="Visited_20_Internet_20_Link">Node, Grunt, Bower and Yeoman - A Modern web dev's Toolkit</text:a></text:p>
        </text:list-item>
        <text:list-item>
          <text:p text:style-name="P96"><text:a xlink:type="simple" xlink:href="https://www.dbswebsite.com/blog/2015/02/24/the-advantages-of-using-task-runners/" office:target-frame-name="_blank" xlink:show="new" text:style-name="Internet_20_link" text:visited-style-name="Visited_20_Internet_20_Link">The Advantages of Using Task Runners</text:a></text:p>
        </text:list-item>
        <text:list-item>
          <text:p text:style-name="P96"><text:a xlink:type="simple" xlink:href="https://medium.com/@preslavrachev/gulp-vs-grunt-why-one-why-the-other-f5d3b398edc4" office:target-frame-name="_blank" xlink:show="new" text:style-name="Internet_20_link" text:visited-style-name="Visited_20_Internet_20_Link">Gulp vs Grunt. Why one? Why the Other?</text:a></text:p>
        </text:list-item>
        <text:list-item>
          <text:p text:style-name="P96"><text:a xlink:type="simple" xlink:href="http://blog.keithcirkel.co.uk/why-we-should-stop-using-grunt/" office:target-frame-name="_blank" xlink:show="new" text:style-name="Internet_20_link" text:visited-style-name="Visited_20_Internet_20_Link">Why we should stop using Grunt &amp; Gulp</text:a></text:p>
        </text:list-item>
        <text:list-item>
          <text:p text:style-name="P68"><text:a xlink:type="simple" xlink:href="https://medium.freecodecamp.com/why-i-left-gulp-and-grunt-for-npm-scripts-3d6853dd22b8" office:target-frame-name="_blank" xlink:show="new" text:style-name="Internet_20_link" text:visited-style-name="Visited_20_Internet_20_Link">Why I Left Gulp and Grunt for npm Scripts</text:a></text:p>
        </text:list-item>
      </text:list>
      <text:p text:style-name="Text_20_body"><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10:45:01.755724079</meta:creation-date>
    <dc:date>2020-12-13T19:03:09.322648093</dc:date>
    <meta:editing-duration>PT8H34S</meta:editing-duration>
    <meta:editing-cycles>62</meta:editing-cycles>
    <meta:generator>LibreOffice/6.4.6.2$Linux_X86_64 LibreOffice_project/40$Build-2</meta:generator>
    <meta:document-statistic meta:table-count="0" meta:image-count="0" meta:object-count="0" meta:page-count="18" meta:paragraph-count="431" meta:word-count="2946" meta:character-count="19935" meta:non-whitespace-character-count="16514"/>
  </office:meta>
</office:document-meta>
</file>